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47f13" officeooo:paragraph-rsid="00147f1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147f13" officeooo:paragraph-rsid="00147f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147f13" officeooo:paragraph-rsid="001743ff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43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co de Dados II</text:p>
      <text:p text:style-name="P2"/>
      <text:p text:style-name="P2"/>
      <text:p text:style-name="P2"/>
      <text:p text:style-name="P3"><text:span text:style-name="T1">Exercícios</text:span>: <text:span text:style-name="T2">crie os diagramas físico usando MySQL Workbench </text:span>abaixo:</text:p>
      <text:p text:style-name="P3"/>
      <text:p text:style-name="P3"/>
      <text:p text:style-name="P3"/>
      <text:p text:style-name="P3"/>
      <text:p text:style-name="P2"><text:span text:style-name="T1">Exercícios</text:span>: responda as questões abaixo:</text:p>
      <text:p text:style-name="P2"/>
      <text:p text:style-name="P2"/>
      <text:p text:style-name="P2">A) Quais os problemas de uma tabela não normalizada com a 1FN? Explique?</text:p>
      <text:p text:style-name="P2"/>
      <text:p text:style-name="P2">Dados Repetidos: Tabelas podem conter múltiplos valores em uma única coluna, levando a redundâncias. Por exemplo, em uma tabela de alunos, se uma coluna “Cursos” tiver múltiplos cursos separados por vírgulas, isso dificulta consultas e análises.<text:line-break/><text:line-break/>Dificuldade de Manipulação: A presença de múltiplos valores em uma coluna torna operações como busca, atualização e exclusão mais complexas, pois não é possível tratar esses dados como entidades separadas.<text:line-break/><text:line-break/>Integridade dos Dados: Com dados não estruturados, é mais difícil garantir a integridade referencial, aumentando o risco de inconsistências.<text:line-break/><text:line-break/>Desempenho: Consultas em tabelas não normalizadas podem ser mais lentas, pois requerem processamento adicional para lidar com dados não estruturados.</text:p>
      <text:p text:style-name="P2"/>
      <text:p text:style-name="P2"/>
      <text:p text:style-name="P2">B) Toda tabela precisa obrigatoriamente ser normalizada com a 1FN? Explique?</text:p>
      <text:p text:style-name="P2"/>
      <text:p text:style-name="P2">Nem toda tabela precisa obrigatoriamente ser normalizada com a 1FN. Algumas considerações:<text:line-break/><text:line-break/>Necessidade de Performance: Em situações específicas, como bancos de dados de alta performance, pode-se optar por desnormalizar tabelas para otimizar leituras e consultas, sacrificando algumas garantias de integridade.<text:line-break/><text:line-break/>Simplicidade de Consultas: Em sistemas simples ou de pequeno porte, uma tabela não normalizada pode ser mais fácil de implementar e manter, especialmente se o número de registros for limitado.<text:line-break/><text:line-break/>Casos Específicos: Aplicações que exigem armazenamento de dados hierárquicos ou multivalorados podem utilizar estruturas que não seguem a 1FN, desde que as necessidades de negócios estejam sendo atendidas.<text:line-break/><text:line-break/></text:p>
      <text:p text:style-name="P2">C) Diante do estudado em quantas parte pode ser dividir um roteiro de aplicação da forma normal 1FN? Explique cada parte?</text:p>
      <text:p text:style-name="P2"/>
      <text:p text:style-name="P2">Um roteiro para aplicar a 1FN pode ser dividido em três partes principais:<text:line-break/><text:line-break/><text:soft-page-break/>Identificação dos Atributos: Primeiramente, é necessário identificar todos os atributos que devem ser incluídos na tabela, assegurando que cada um represente uma única informação.<text:line-break/><text:line-break/>Remoção de Grupos de Repetição: Nesta etapa, é essencial identificar e remover grupos de repetição, ou seja, colunas que contêm múltiplos valores. Isso envolve criar tabelas ou colunas para representar adequadamente essas informações.<text:line-break/><text:line-break/>Definição de Chaves Primárias: Por fim, é crucial definir uma chave primária que identifique de forma única cada registro na tabela, garantindo que cada entrada seja singular e que a integridade dos dados seja mantida.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20:31:13.283000000</meta:creation-date>
    <dc:date>2024-10-21T14:36:04.884000000</dc:date>
    <meta:editing-duration>PT14M37S</meta:editing-duration>
    <meta:editing-cycles>3</meta:editing-cycles>
    <meta:generator>LibreOffice/24.8.2.1$Windows_X86_64 LibreOffice_project/0f794b6e29741098670a3b95d60478a65d05ef13</meta:generator>
    <meta:document-statistic meta:table-count="0" meta:image-count="0" meta:object-count="0" meta:page-count="2" meta:paragraph-count="9" meta:word-count="371" meta:character-count="2564" meta:non-whitespace-character-count="2189"/>
  </office:meta>
</office:document-meta>
</file>